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/>
    </style:style>
    <style:style style:name="T10" style:parent-style-name="MachineàécrireHTML" style:family="text">
      <style:text-properties style:font-name="Century Gothic" fo:color="#000000" fo:font-size="12pt" style:font-size-asian="12pt" style:font-size-complex="12pt"/>
    </style:style>
    <style:style style:name="T11" style:parent-style-name="MachineàécrireHTML" style:family="text">
      <style:text-properties style:font-name="Century Gothic" fo:font-size="12pt" style:font-size-asian="12pt" style:font-size-complex="12pt"/>
    </style:style>
    <style:style style:name="T12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4" style:parent-style-name="MachineàécrireHTML" style:family="text">
      <style:text-properties style:font-name="Century Gothic" fo:font-weight="normal" style:font-weight-asian="normal" style:font-weight-complex="normal" fo:color="#000000" fo:font-size="12pt" style:font-size-asian="12pt" style:font-size-complex="12pt"/>
    </style:style>
    <style:style style:name="P15" style:parent-style-name="Normal" style:family="paragraph">
      <style:text-properties style:font-name="Century Gothic"/>
    </style:style>
    <style:style style:name="P16" style:parent-style-name="Normal" style:family="paragraph">
      <style:text-properties style:font-name="Century Gothic"/>
    </style:style>
    <style:style style:name="TableColumn18" style:family="table-column">
      <style:table-column-properties style:column-width="6.293in"/>
    </style:style>
    <style:style style:name="Table17" style:family="table">
      <style:table-properties style:width="6.293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21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2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font-name="Century Gothic"/>
    </style:style>
    <style:style style:name="P24" style:parent-style-name="Normal" style:family="paragraph">
      <style:text-properties style:font-name="Century Gothic" fo:color="#5B9BD5"/>
    </style:style>
    <style:style style:name="P25" style:parent-style-name="Normal" style:family="paragraph">
      <style:text-properties style:font-name="Century Gothic" fo:color="#5B9BD5"/>
    </style:style>
    <style:style style:name="P26" style:parent-style-name="Normal" style:family="paragraph">
      <style:text-properties style:font-name="Century Gothic" fo:color="#5B9BD5"/>
    </style:style>
    <style:style style:name="P27" style:parent-style-name="Normal" style:family="paragraph">
      <style:text-properties style:font-name="Century Gothic" fo:color="#5B9BD5"/>
    </style:style>
    <style:style style:name="P28" style:parent-style-name="Normal" style:family="paragraph">
      <style:text-properties style:font-name="Century Gothic" fo:color="#5B9BD5"/>
    </style:style>
    <style:style style:name="T29" style:parent-style-name="Policepardéfaut" style:family="text">
      <style:text-properties style:font-name="Century Gothic" fo:color="#5B9BD5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style:font-name="Century Gothic" fo:color="#5B9BD5"/>
    </style:style>
    <style:style style:name="T31" style:parent-style-name="Policepardéfaut" style:family="text">
      <style:text-properties style:font-name="Century Gothic" fo:color="#5B9BD5"/>
    </style:style>
    <style:style style:name="T32" style:parent-style-name="Policepardéfaut" style:family="text">
      <style:text-properties style:font-name="Century Gothic" fo:color="#5B9BD5"/>
    </style:style>
    <style:style style:name="T33" style:parent-style-name="Policepardéfaut" style:family="text">
      <style:text-properties style:font-name="Century Gothic" fo:color="#5B9BD5"/>
    </style:style>
    <style:style style:name="T3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3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3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3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38" style:parent-style-name="Normal" style:family="paragraph">
      <style:text-properties style:font-name="Century Gothic" fo:color="#5B9BD5"/>
    </style:style>
    <style:style style:name="T3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4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4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4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4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style:font-name="Century Gothic" fo:color="#5B9BD5"/>
    </style:style>
    <style:style style:name="P45" style:parent-style-name="Normal" style:family="paragraph">
      <style:paragraph-properties fo:text-indent="0.4916in"/>
      <style:text-properties style:font-name="Century Gothic" fo:color="#5B9BD5"/>
    </style:style>
    <style:style style:name="P46" style:parent-style-name="Normal" style:family="paragraph">
      <style:paragraph-properties fo:text-indent="0.4916in"/>
      <style:text-properties style:font-name="Century Gothic" fo:color="#5B9BD5"/>
    </style:style>
    <style:style style:name="P47" style:parent-style-name="Normal" style:family="paragraph">
      <style:paragraph-properties fo:text-indent="0.4916in"/>
    </style:style>
    <style:style style:name="T48" style:parent-style-name="Policepardéfaut" style:family="text">
      <style:text-properties style:font-name="Century Gothic" fo:color="#5B9BD5"/>
    </style:style>
    <style:style style:name="T49" style:parent-style-name="Policepardéfaut" style:family="text">
      <style:text-properties style:font-name="Century Gothic" fo:color="#5B9BD5"/>
    </style:style>
    <style:style style:name="T5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51" style:parent-style-name="Policepardéfaut" style:family="text">
      <style:text-properties style:font-name="Century Gothic" fo:color="#5B9BD5"/>
    </style:style>
    <style:style style:name="T5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5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5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55" style:parent-style-name="Normal" style:family="paragraph">
      <style:text-properties style:font-name="Century Gothic"/>
    </style:style>
    <style:style style:name="P56" style:parent-style-name="Normal" style:family="paragraph">
      <style:text-properties style:font-name="Century Gothic"/>
    </style:style>
    <style:style style:name="P57" style:parent-style-name="Normal" style:family="paragraph">
      <style:text-properties style:font-name="Century Gothic"/>
    </style:style>
    <style:style style:name="P58" style:parent-style-name="Normal" style:family="paragraph">
      <style:text-properties style:font-name="Century Gothic"/>
    </style:style>
    <style:style style:name="P59" style:parent-style-name="Normal" style:family="paragraph">
      <style:text-properties style:font-name="Century Gothic"/>
    </style:style>
    <style:style style:name="P60" style:parent-style-name="Normal" style:family="paragraph">
      <style:text-properties style:font-name="Century Gothic"/>
    </style:style>
    <style:style style:name="P61" style:parent-style-name="Normal" style:family="paragraph">
      <style:text-properties style:font-name="Century Gothic"/>
    </style:style>
    <style:style style:name="T62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63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64" style:parent-style-name="MachineàécrireHTML" style:family="text">
      <style:text-properties style:font-name="Century Gothic" fo:font-weight="normal" style:font-weight-asian="normal" style:font-weight-complex="normal" fo:color="#000000" fo:font-size="12pt" style:font-size-asian="12pt" style:font-size-complex="12pt"/>
    </style:style>
    <style:style style:name="T65" style:parent-style-name="MachineàécrireHTML" style:family="text">
      <style:text-properties style:font-name="Century Gothic" fo:font-weight="normal" style:font-weight-asian="normal" style:font-weight-complex="normal" fo:color="#000000" fo:font-size="12pt" style:font-size-asian="12pt" style:font-size-complex="12pt"/>
    </style:style>
    <style:style style:name="P66" style:parent-style-name="Normal" style:family="paragraph">
      <style:text-properties style:font-name="Century Gothic"/>
    </style:style>
    <style:style style:name="P67" style:parent-style-name="Normal" style:family="paragraph">
      <style:text-properties style:font-name="Century Gothic"/>
    </style:style>
    <style:style style:name="P68" style:parent-style-name="Normal" style:family="paragraph">
      <style:text-properties style:font-name="Century Gothic"/>
    </style:style>
    <style:style style:name="P69" style:parent-style-name="Normal" style:family="paragraph">
      <style:text-properties style:font-name="Century Gothic"/>
    </style:style>
    <style:style style:name="P70" style:parent-style-name="Normal" style:family="paragraph">
      <style:text-properties style:font-name="Century Gothic"/>
    </style:style>
    <style:style style:name="P71" style:parent-style-name="Normal" style:family="paragraph">
      <style:text-properties style:font-name="Century Gothic"/>
    </style:style>
    <style:style style:name="P72" style:parent-style-name="Normal" style:family="paragraph">
      <style:text-properties style:font-name="Century Gothic"/>
    </style:style>
    <style:style style:name="P73" style:parent-style-name="Normal" style:family="paragraph">
      <style:text-properties style:font-name="Century Gothic"/>
    </style:style>
    <style:style style:name="P74" style:parent-style-name="Normal" style:family="paragraph">
      <style:text-properties style:font-name="Century Gothic"/>
    </style:style>
    <style:style style:name="P75" style:parent-style-name="Normal" style:family="paragraph">
      <style:text-properties style:font-name="Century Gothic"/>
    </style:style>
    <style:style style:name="TableColumn77" style:family="table-column">
      <style:table-column-properties style:column-width="6.293in"/>
    </style:style>
    <style:style style:name="Table76" style:family="table">
      <style:table-properties style:width="6.293in" fo:margin-left="0in" table:align="lef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80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81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82" style:parent-style-name="Normal" style:family="paragraph">
      <style:text-properties style:font-name="Century Gothic"/>
    </style:style>
    <style:style style:name="T8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8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85" style:parent-style-name="Normal" style:family="paragraph">
      <style:text-properties style:font-name="Century Gothic" fo:color="#5B9BD5"/>
    </style:style>
    <style:style style:name="T8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87" style:parent-style-name="Normal" style:family="paragraph">
      <style:paragraph-properties fo:margin-left="0.4916in">
        <style:tab-stops/>
      </style:paragraph-properties>
    </style:style>
    <style:style style:name="T8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89" style:parent-style-name="Normal" style:family="paragraph">
      <style:paragraph-properties fo:margin-left="0.4916in">
        <style:tab-stops/>
      </style:paragraph-properties>
    </style:style>
    <style:style style:name="T9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91" style:parent-style-name="Normal" style:family="paragraph">
      <style:paragraph-properties fo:margin-left="0.4916in">
        <style:tab-stops/>
      </style:paragraph-properties>
    </style:style>
    <style:style style:name="T9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93" style:parent-style-name="Normal" style:family="paragraph">
      <style:paragraph-properties fo:margin-left="0.4916in">
        <style:tab-stops/>
      </style:paragraph-properties>
    </style:style>
    <style:style style:name="T9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95" style:parent-style-name="Normal" style:family="paragraph">
      <style:paragraph-properties fo:margin-left="0.4916in">
        <style:tab-stops/>
      </style:paragraph-properties>
    </style:style>
    <style:style style:name="T9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97" style:parent-style-name="Normal" style:family="paragraph">
      <style:paragraph-properties fo:margin-left="0.4916in">
        <style:tab-stops/>
      </style:paragraph-properties>
      <style:text-properties style:font-name="Century Gothic" fo:color="#5B9BD5"/>
    </style:style>
    <style:style style:name="P98" style:parent-style-name="Normal" style:family="paragraph">
      <style:paragraph-properties fo:margin-left="0.4916in">
        <style:tab-stops/>
      </style:paragraph-properties>
    </style:style>
    <style:style style:name="T9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0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0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0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0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0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0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0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07" style:parent-style-name="Normal" style:family="paragraph">
      <style:paragraph-properties fo:margin-left="0.9833in">
        <style:tab-stops/>
      </style:paragraph-properties>
    </style:style>
    <style:style style:name="T10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09" style:parent-style-name="Normal" style:family="paragraph">
      <style:paragraph-properties fo:margin-left="0.9833in">
        <style:tab-stops/>
      </style:paragraph-properties>
    </style:style>
    <style:style style:name="T11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11" style:parent-style-name="Normal" style:family="paragraph">
      <style:paragraph-properties fo:margin-left="0.4916in">
        <style:tab-stops/>
      </style:paragraph-properties>
    </style:style>
    <style:style style:name="T11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113" style:parent-style-name="Normal" style:family="paragraph">
      <style:paragraph-properties fo:margin-left="0.4916in">
        <style:tab-stops/>
      </style:paragraph-properties>
      <style:text-properties style:font-name="Century Gothic" fo:color="#5B9BD5"/>
    </style:style>
    <style:style style:name="P114" style:parent-style-name="Normal" style:family="paragraph">
      <style:paragraph-properties fo:margin-left="0.4916in">
        <style:tab-stops/>
      </style:paragraph-properties>
    </style:style>
    <style:style style:name="T11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1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1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1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1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2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2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2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23" style:parent-style-name="Normal" style:family="paragraph">
      <style:paragraph-properties fo:margin-left="0.4916in" fo:text-indent="0.4916in">
        <style:tab-stops/>
      </style:paragraph-properties>
    </style:style>
    <style:style style:name="T12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25" style:parent-style-name="Normal" style:family="paragraph">
      <style:paragraph-properties fo:margin-left="0.9833in">
        <style:tab-stops/>
      </style:paragraph-properties>
    </style:style>
    <style:style style:name="T12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27" style:parent-style-name="Normal" style:family="paragraph">
      <style:paragraph-properties fo:margin-left="0.4916in">
        <style:tab-stops/>
      </style:paragraph-properties>
    </style:style>
    <style:style style:name="T12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129" style:parent-style-name="Normal" style:family="paragraph">
      <style:paragraph-properties fo:margin-left="0.4916in">
        <style:tab-stops/>
      </style:paragraph-properties>
      <style:text-properties style:font-name="Century Gothic" fo:color="#5B9BD5"/>
    </style:style>
    <style:style style:name="P130" style:parent-style-name="Normal" style:family="paragraph">
      <style:paragraph-properties fo:margin-left="0.4916in">
        <style:tab-stops/>
      </style:paragraph-properties>
    </style:style>
    <style:style style:name="T13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3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3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3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3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3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3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3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39" style:parent-style-name="Normal" style:family="paragraph">
      <style:paragraph-properties fo:margin-left="0.4916in">
        <style:tab-stops/>
      </style:paragraph-properties>
    </style:style>
    <style:style style:name="T14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41" style:parent-style-name="Normal" style:family="paragraph">
      <style:paragraph-properties fo:margin-left="0.4916in">
        <style:tab-stops/>
      </style:paragraph-properties>
    </style:style>
    <style:style style:name="T14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143" style:parent-style-name="Normal" style:family="paragraph">
      <style:paragraph-properties fo:margin-left="0.4916in">
        <style:tab-stops/>
      </style:paragraph-properties>
      <style:text-properties style:font-name="Century Gothic" fo:color="#5B9BD5"/>
    </style:style>
    <style:style style:name="P144" style:parent-style-name="Normal" style:family="paragraph">
      <style:paragraph-properties fo:margin-left="0.4916in">
        <style:tab-stops/>
      </style:paragraph-properties>
    </style:style>
    <style:style style:name="T14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4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4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4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4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5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5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5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53" style:parent-style-name="Normal" style:family="paragraph">
      <style:paragraph-properties fo:margin-left="0.4916in">
        <style:tab-stops/>
      </style:paragraph-properties>
    </style:style>
    <style:style style:name="T15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55" style:parent-style-name="Normal" style:family="paragraph">
      <style:paragraph-properties fo:margin-left="0.4916in">
        <style:tab-stops/>
      </style:paragraph-properties>
    </style:style>
    <style:style style:name="T15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157" style:parent-style-name="Normal" style:family="paragraph">
      <style:paragraph-properties fo:margin-left="0.4916in">
        <style:tab-stops/>
      </style:paragraph-properties>
      <style:text-properties style:font-name="Century Gothic" fo:color="#5B9BD5"/>
    </style:style>
    <style:style style:name="P158" style:parent-style-name="Normal" style:family="paragraph">
      <style:text-properties style:font-name="Century Gothic" fo:color="#5B9BD5"/>
    </style:style>
    <style:style style:name="P159" style:parent-style-name="Normal" style:family="paragraph">
      <style:paragraph-properties fo:margin-left="0.4916in">
        <style:tab-stops/>
      </style:paragraph-properties>
    </style:style>
    <style:style style:name="T16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61" style:parent-style-name="Normal" style:family="paragraph">
      <style:paragraph-properties fo:margin-left="0.4916in">
        <style:tab-stops/>
      </style:paragraph-properties>
    </style:style>
    <style:style style:name="T16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6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6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6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6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6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6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6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70" style:parent-style-name="Normal" style:family="paragraph">
      <style:paragraph-properties fo:margin-left="0.4916in">
        <style:tab-stops/>
      </style:paragraph-properties>
    </style:style>
    <style:style style:name="T17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72" style:parent-style-name="Normal" style:family="paragraph">
      <style:paragraph-properties fo:margin-left="0.4916in">
        <style:tab-stops/>
      </style:paragraph-properties>
    </style:style>
    <style:style style:name="T17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174" style:parent-style-name="Normal" style:family="paragraph">
      <style:paragraph-properties fo:margin-left="0.4916in">
        <style:tab-stops/>
      </style:paragraph-properties>
      <style:text-properties style:font-name="Century Gothic" fo:color="#5B9BD5"/>
    </style:style>
    <style:style style:name="P175" style:parent-style-name="Normal" style:family="paragraph">
      <style:paragraph-properties fo:margin-left="0.4916in">
        <style:tab-stops/>
      </style:paragraph-properties>
    </style:style>
    <style:style style:name="T17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77" style:parent-style-name="Normal" style:family="paragraph">
      <style:paragraph-properties fo:margin-left="0.4916in">
        <style:tab-stops/>
      </style:paragraph-properties>
      <style:text-properties style:font-name="Century Gothic" fo:color="#5B9BD5"/>
    </style:style>
    <style:style style:name="P178" style:parent-style-name="Normal" style:family="paragraph">
      <style:paragraph-properties fo:margin-left="0.4916in">
        <style:tab-stops/>
      </style:paragraph-properties>
    </style:style>
    <style:style style:name="T17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8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8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8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8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8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18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8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87" style:parent-style-name="Normal" style:family="paragraph">
      <style:paragraph-properties fo:margin-left="0.4916in">
        <style:tab-stops/>
      </style:paragraph-properties>
    </style:style>
    <style:style style:name="T18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189" style:parent-style-name="Normal" style:family="paragraph">
      <style:paragraph-properties fo:margin-left="0.4916in">
        <style:tab-stops/>
      </style:paragraph-properties>
    </style:style>
    <style:style style:name="T19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9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19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193" style:parent-style-name="Normal" style:family="paragraph">
      <style:text-properties style:font-name="Century Gothic"/>
    </style:style>
    <style:style style:name="P194" style:parent-style-name="Normal" style:family="paragraph">
      <style:text-properties style:font-name="Century Gothic"/>
    </style:style>
    <style:style style:name="P195" style:parent-style-name="Normal" style:family="paragraph">
      <style:text-properties style:font-name="Century Gothic"/>
    </style:style>
    <style:style style:name="P196" style:parent-style-name="Normal" style:family="paragraph">
      <style:text-properties style:font-name="Century Gothic"/>
    </style:style>
    <style:style style:name="P197" style:parent-style-name="Normal" style:family="paragraph">
      <style:text-properties style:font-name="Century Gothic"/>
    </style:style>
    <style:style style:name="T198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99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00" style:parent-style-name="MachineàécrireHTML" style:family="text">
      <style:text-properties style:font-name="Century Gothic" fo:font-weight="normal" style:font-weight-asian="normal" style:font-weight-complex="normal" fo:color="#000000" fo:font-size="12pt" style:font-size-asian="12pt" style:font-size-complex="12pt"/>
    </style:style>
    <style:style style:name="T201" style:parent-style-name="MachineàécrireHTML" style:family="text">
      <style:text-properties style:font-name="Century Gothic" fo:font-weight="normal" style:font-weight-asian="normal" style:font-weight-complex="normal" fo:color="#000000" fo:font-size="12pt" style:font-size-asian="12pt" style:font-size-complex="12pt"/>
    </style:style>
    <style:style style:name="P202" style:parent-style-name="Normal" style:family="paragraph">
      <style:text-properties style:font-name="Century Gothic"/>
    </style:style>
    <style:style style:name="P203" style:parent-style-name="Normal" style:family="paragraph">
      <style:text-properties style:font-name="Century Gothic"/>
    </style:style>
    <style:style style:name="TableColumn205" style:family="table-column">
      <style:table-column-properties style:column-width="6.293in"/>
    </style:style>
    <style:style style:name="Table204" style:family="table">
      <style:table-properties style:width="6.293in" fo:margin-left="0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208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09" style:parent-style-name="Normal" style:family="paragraph">
      <style:text-properties style:font-name="Century Gothic"/>
    </style:style>
    <style:style style:name="T21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211" style:parent-style-name="Normal" style:family="paragraph">
      <style:text-properties style:font-name="Century Gothic" fo:color="#5B9BD5"/>
    </style:style>
    <style:style style:name="T21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1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1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1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216" style:parent-style-name="Normal" style:family="paragraph">
      <style:text-properties style:font-name="Century Gothic" fo:color="#5B9BD5"/>
    </style:style>
    <style:style style:name="T21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1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1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2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2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2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2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2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2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2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2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228" style:parent-style-name="Normal" style:family="paragraph">
      <style:text-properties style:font-name="Century Gothic" fo:color="#5B9BD5"/>
    </style:style>
    <style:style style:name="P229" style:parent-style-name="Normal" style:family="paragraph">
      <style:text-properties style:font-name="Century Gothic" fo:color="#5B9BD5"/>
    </style:style>
    <style:style style:name="P230" style:parent-style-name="Normal" style:family="paragraph">
      <style:paragraph-properties fo:text-indent="0.4916in"/>
    </style:style>
    <style:style style:name="T23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3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3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3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3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3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3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3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3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240" style:parent-style-name="Normal" style:family="paragraph">
      <style:text-properties style:font-name="Century Gothic" fo:color="#5B9BD5"/>
    </style:style>
    <style:style style:name="T241" style:parent-style-name="MachineàécrireHTML" style:family="text">
      <style:text-properties style:font-name="Century Gothic" fo:color="#5B9BD5" fo:font-size="12pt" style:font-size-asian="12pt" style:font-size-complex="12pt"/>
    </style:style>
    <style:style style:name="T24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4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244" style:parent-style-name="Normal" style:family="paragraph">
      <style:text-properties style:font-name="Century Gothic" fo:color="#5B9BD5"/>
    </style:style>
    <style:style style:name="T24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4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4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4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4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5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5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5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5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5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5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5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5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5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5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60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6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6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6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6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6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66" style:parent-style-name="MachineàécrireHTML" style:family="text">
      <style:text-properties style:font-name="Century Gothic" fo:color="#5B9BD5" fo:font-size="12pt" style:font-size-asian="12pt" style:font-size-complex="12pt"/>
    </style:style>
    <style:style style:name="T267" style:parent-style-name="MachineàécrireHTML" style:family="text">
      <style:text-properties style:font-name="Century Gothic" fo:color="#5B9BD5" fo:font-size="12pt" style:font-size-asian="12pt" style:font-size-complex="12pt"/>
    </style:style>
    <style:style style:name="T26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P269" style:parent-style-name="Normal" style:family="paragraph">
      <style:text-properties style:font-name="Century Gothic" fo:color="#5B9BD5"/>
    </style:style>
    <style:style style:name="P270" style:parent-style-name="Normal" style:family="paragraph">
      <style:paragraph-properties fo:text-indent="0.4916in"/>
    </style:style>
    <style:style style:name="T27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7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73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274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75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76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77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78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79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280" style:parent-style-name="Normal" style:family="paragraph">
      <style:text-properties style:font-name="Century Gothic" fo:color="#5B9BD5"/>
    </style:style>
    <style:style style:name="T281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/>
    </style:style>
    <style:style style:name="T282" style:parent-style-name="MachineàécrireHTML" style:family="text">
      <style:text-properties style:font-name="Century Gothic" fo:font-weight="normal" style:font-weight-asian="normal" style:font-weight-complex="normal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P283" style:parent-style-name="Normal" style:family="paragraph">
      <style:text-properties style:font-name="Century Gothic"/>
    </style:style>
    <style:style style:name="P284" style:parent-style-name="Normal" style:family="paragraph">
      <style:text-properties style:font-name="Century Gothic"/>
    </style:style>
    <style:style style:name="P285" style:parent-style-name="Normal" style:family="paragraph">
      <style:text-properties style:font-name="Century Gothic"/>
    </style:style>
    <style:style style:name="P286" style:parent-style-name="Normal" style:family="paragraph">
      <style:text-properties style:font-name="Century Gothic"/>
    </style:style>
    <style:style style:name="P287" style:parent-style-name="Normal" style:family="paragraph">
      <style:text-properties style:font-name="Century Gothic"/>
    </style:style>
    <style:style style:name="T288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89" style:parent-style-name="MachineàécrireHTML" style:family="text">
      <style:text-properties style:font-name="Century Goth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290" style:parent-style-name="MachineàécrireHTML" style:family="text">
      <style:text-properties style:font-name="Century Gothic" fo:font-weight="normal" style:font-weight-asian="normal" style:font-weight-complex="normal" fo:color="#000000" fo:font-size="12pt" style:font-size-asian="12pt" style:font-size-complex="12pt"/>
    </style:style>
    <style:style style:name="T291" style:parent-style-name="MachineàécrireHTML" style:family="text">
      <style:text-properties style:font-name="Century Gothic" fo:font-weight="normal" style:font-weight-asian="normal" style:font-weight-complex="normal" fo:color="#000000" fo:font-size="12pt" style:font-size-asian="12pt" style:font-size-complex="12pt"/>
    </style:style>
    <style:style style:name="P292" style:parent-style-name="Normal" style:family="paragraph">
      <style:text-properties style:font-name="Century Gothic"/>
    </style:style>
    <style:style style:name="P293" style:parent-style-name="Normal" style:family="paragraph">
      <style:text-properties style:font-name="Century Gothic"/>
    </style:style>
    <style:style style:name="P294" style:parent-style-name="Normal" style:family="paragraph">
      <style:text-properties style:font-name="Century Gothic"/>
    </style:style>
    <style:style style:name="P295" style:parent-style-name="Normal" style:family="paragraph">
      <style:text-properties style:font-name="Century Gothic"/>
    </style:style>
    <style:style style:name="P296" style:parent-style-name="Normal" style:family="paragraph">
      <style:text-properties style:font-name="Century Gothic"/>
    </style:style>
    <style:style style:name="P297" style:parent-style-name="Normal" style:family="paragraph">
      <style:text-properties style:font-name="Century Gothic"/>
    </style:style>
    <style:style style:name="P298" style:parent-style-name="Normal" style:family="paragraph">
      <style:text-properties style:font-name="Century Gothic"/>
    </style:style>
    <style:style style:name="P299" style:parent-style-name="Normal" style:family="paragraph">
      <style:text-properties style:font-name="Century Gothic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0">TD2</text:span></text:p>
          </table:table-cell>
        </table:table-row>
      </table:table>
      <text:p text:style-name="Normal"><text:span text:style-name="T11"><text:s text:c="6"/></text:span></text:p>
      <text:p text:style-name="Normal"><text:span text:style-name="T12">Exercice 1</text:span><text:span text:style-name="T13"> :</text:span></text:p>
      <text:p text:style-name="Normal"><text:span text:style-name="T14">Ecrire un Algo qui lit une chaîne de caractères CH et détermine la longueur de la chaîne à l'aide d'un pointeur P. L’algo n'utilisera pas de variables numériques.<text:s/></text:span></text:p>
      <text:p text:style-name="P15"/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Normal"><text:span text:style-name="T21">Algorithme longueur de chaîne de<text:s/></text:span><text:span text:style-name="T22">caractère :</text:span></text:p>
            <text:p text:style-name="P23"/>
            <text:p text:style-name="P24">Char CH[100] ;</text:p>
            <text:p text:style-name="P25">Char<text:tab/>*p ;</text:p>
            <text:p text:style-name="P26"/>
            <text:p text:style-name="P27">Entier L ;</text:p>
            <text:p text:style-name="P28"/>
            <text:p text:style-name="Normal"><text:span text:style-name="T29">Début </text:span><text:span text:style-name="T30">:</text:span></text:p>
            <text:p text:style-name="Normal"><text:span text:style-name="T31"><text:tab/></text:span><text:span text:style-name="T32">A</text:span><text:span text:style-name="T33">fficher(</text:span><text:span text:style-name="T34">"Entrez maximum 100 caractères") ;</text:span></text:p>
            <text:p text:style-name="Normal"><text:span text:style-name="T35"><text:tab/></text:span><text:span text:style-name="T36">L</text:span><text:span text:style-name="T37">ire(CH) ;</text:span></text:p>
            <text:p text:style-name="P38"/>
            <text:p text:style-name="Normal"><text:span text:style-name="T39"><text:tab/></text:span><text:span text:style-name="T40">Pour</text:span><text:span text:style-name="T41"><text:s/>(p=CH ; *p ; p++) ;</text:span></text:p>
            <text:p text:style-name="Normal"><text:span text:style-name="T42"><text:tab/></text:span><text:span text:style-name="T43">Fin Pour</text:span></text:p>
            <text:p text:style-name="P44"><text:tab/></text:p>
            <text:p text:style-name="P45">L &lt;- p -CH ;</text:p>
            <text:p text:style-name="P46"/>
            <text:p text:style-name="P47"><text:span text:style-name="T48">A</text:span><text:span text:style-name="T49">fficher (</text:span><text:span text:style-name="T50">"</text:span><text:span text:style-name="T51"> Longueur de la chaine : %d </text:span><text:span text:style-name="T52">", L) ;</text:span></text:p>
            <text:p text:style-name="Normal"><text:span text:style-name="T53"><text:tab/></text:span></text:p>
            <text:p text:style-name="Normal"><text:span text:style-name="T54">Fin</text:span></text:p>
            <text:p text:style-name="P55"/>
          </table:table-cell>
        </table:table-row>
      </table:table>
      <text:p text:style-name="P56"/>
      <text:p text:style-name="P57"/>
      <text:p text:style-name="P58"/>
      <text:p text:style-name="P59"/>
      <text:p text:style-name="P60"/>
      <text:p text:style-name="P61"/>
      <text:p text:style-name="Normal"><text:span text:style-name="T62">Exercice 2</text:span><text:span text:style-name="T63"> :</text:span></text:p>
      <text:p text:style-name="Normal"><text:span text:style-name="T64">Ecrire un<text:s/></text:span><text:span text:style-name="T65">algo qui lit deux tableaux d'entiers A et B et leurs dimensions N et M au clavier et qui ajoute les éléments de B à la fin de A. Utiliser deux pointeurs PA et PB pour le transfert et afficher le tableau résultant A.<text:s/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Normal"><text:span text:style-name="T80">Algorithme de concaténation de<text:s/></text:span><text:span text:style-name="T81">tableau :</text:span></text:p>
            <text:p text:style-name="P82"/>
            <text:p text:style-name="Normal"><text:span text:style-name="T83">Entier : tabA[100], tabB[50];</text:span></text:p>
            <text:p text:style-name="Normal"><text:span text:style-name="T84">Entier : n, m, i;</text:span></text:p>
            <text:p text:style-name="P85"/>
            <text:p text:style-name="Normal"><text:span text:style-name="T86">Début :</text:span></text:p>
            <text:p text:style-name="P87"><text:span text:style-name="T88">afficher(" Entrer une taille pour le tableau A avec n &lt; 50 ");</text:span></text:p>
            <text:p text:style-name="P89"><text:span text:style-name="T90">lire(n);<text:s/></text:span></text:p>
            <text:p text:style-name="P91"><text:span text:style-name="T92"><text:s text:c="24"/></text:span></text:p>
            <text:p text:style-name="P93"><text:span text:style-name="T94">afficher(" <text:s/>Entrer une taille pour le tableau B avec m &lt; 50 ");</text:span></text:p>
            <text:p text:style-name="P95"><text:span text:style-name="T96">lire(m);</text:span></text:p>
            <text:p text:style-name="P97"/>
            <text:p text:style-name="P98"><text:span text:style-name="T99">Pour</text:span><text:span text:style-name="T100"><text:s/>i<text:s/></text:span><text:span text:style-name="T101">allant de</text:span><text:span text:style-name="T102"><text:s/>1<text:s/></text:span><text:span text:style-name="T103">à</text:span><text:span text:style-name="T104"><text:s/>n<text:s/></text:span><text:span text:style-name="T105">faire</text:span><text:span text:style-name="T106"><text:s/>:</text:span></text:p>
            <text:p text:style-name="P107"><text:span text:style-name="T108">afficher ("élément %d :", i);</text:span></text:p>
            <text:p text:style-name="P109"><text:span text:style-name="T110">lire ("%d", tabA+i);</text:span></text:p>
            <text:p text:style-name="P111"><text:span text:style-name="T112">Fin Pour<text:s/></text:span></text:p>
            <text:p text:style-name="P113"/>
            <text:p text:style-name="P114"><text:span text:style-name="T115">Pour</text:span><text:span text:style-name="T116"><text:s/>i<text:s/></text:span><text:span text:style-name="T117">allant de</text:span><text:span text:style-name="T118"><text:s/>0<text:s/></text:span><text:span text:style-name="T119">à</text:span><text:span text:style-name="T120"><text:s/>m<text:s/></text:span><text:span text:style-name="T121">faire</text:span><text:span text:style-name="T122"><text:s/>:</text:span></text:p>
            <text:p text:style-name="P123"><text:span text:style-name="T124">afficher ("élément %d :", i);</text:span></text:p>
            <text:p text:style-name="P125"><text:span text:style-name="T126">lire ("%d", tabB+i);</text:span></text:p>
            <text:p text:style-name="P127"><text:span text:style-name="T128">Fin Pour<text:s/></text:span></text:p>
            <text:p text:style-name="P129"/>
            <text:p text:style-name="P130"><text:span text:style-name="T131">Pour</text:span><text:span text:style-name="T132"><text:s/>i<text:s/></text:span><text:span text:style-name="T133">allant de</text:span><text:span text:style-name="T134"><text:s/>0<text:s/></text:span><text:span text:style-name="T135">à</text:span><text:span text:style-name="T136"><text:s/>m<text:s/></text:span><text:span text:style-name="T137">faire</text:span><text:span text:style-name="T138"><text:s/>:</text:span></text:p>
            <text:p text:style-name="P139"><text:span text:style-name="T140"><text:s text:c="4"/>afficher("%d", *(tabA+i));</text:span></text:p>
            <text:p text:style-name="P141"><text:span text:style-name="T142">Fin Pour<text:s/></text:span></text:p>
            <text:p text:style-name="P143"/>
            <text:p text:style-name="P144"><text:span text:style-name="T145">Pour</text:span><text:span text:style-name="T146"><text:s/>i<text:s/></text:span><text:span text:style-name="T147">allant de</text:span><text:span text:style-name="T148"><text:s/>0<text:s/></text:span><text:span text:style-name="T149">à</text:span><text:span text:style-name="T150"><text:s/>m<text:s/></text:span><text:span text:style-name="T151">faire</text:span><text:span text:style-name="T152"><text:s/>:</text:span></text:p>
            <text:p text:style-name="P153"><text:span text:style-name="T154"><text:s text:c="4"/>afficher("%d", *(tabB+i));</text:span></text:p>
            <text:p text:style-name="P155"><text:span text:style-name="T156">Fin Pour</text:span></text:p>
            <text:p text:style-name="P157"/>
            <text:p text:style-name="P158"/>
            <text:p text:style-name="P159"><text:span text:style-name="T160">//Copie de B à la fin de A :</text:span></text:p>
            <text:p text:style-name="P161"><text:span text:style-name="T162">Pour</text:span><text:span text:style-name="T163"><text:s/>i<text:s/></text:span><text:span text:style-name="T164">allant de<text:s/></text:span><text:span text:style-name="T165">1<text:s/></text:span><text:span text:style-name="T166">à</text:span><text:span text:style-name="T167"><text:s/>m<text:s/></text:span><text:span text:style-name="T168">Faire</text:span><text:span text:style-name="T169"><text:s/>:</text:span></text:p>
            <text:p text:style-name="P170"><text:span text:style-name="T171"><text:s text:c="4"/>*(tabA+n+i) &lt;- *(tabB+i);</text:span></text:p>
            <text:p text:style-name="P172"><text:span text:style-name="T173">Fin Pour</text:span></text:p>
            <text:p text:style-name="P174"/>
            <text:p text:style-name="P175"><text:span text:style-name="T176">n=n+m ;</text:span></text:p>
            <text:p text:style-name="P177"/>
            <text:p text:style-name="P178"><text:span text:style-name="T179">Pour</text:span><text:span text:style-name="T180"><text:s/>i<text:s/></text:span><text:span text:style-name="T181">allant de<text:s/></text:span><text:span text:style-name="T182">1<text:s/></text:span><text:span text:style-name="T183">à</text:span><text:span text:style-name="T184"><text:s/>N<text:s/></text:span><text:span text:style-name="T185">Faire</text:span><text:span text:style-name="T186">;</text:span></text:p>
            <text:p text:style-name="P187"><text:span text:style-name="T188"><text:s text:c="4"/>Afficher (" %d ", *(tabA+i));</text:span></text:p>
            <text:p text:style-name="P189"><text:span text:style-name="T190">Fin<text:s/></text:span><text:span text:style-name="T191">Pour</text:span></text:p>
            <text:p text:style-name="Normal"><text:span text:style-name="T192">Fin</text:span></text:p>
            <text:p text:style-name="P193"/>
          </table:table-cell>
        </table:table-row>
      </table:table>
      <text:p text:style-name="P194"/>
      <text:p text:style-name="P195"/>
      <text:p text:style-name="P196"/>
      <text:p text:style-name="P197"/>
      <text:p text:style-name="Normal"><text:span text:style-name="T198">Exercice 3</text:span><text:span text:style-name="T199"> :</text:span></text:p>
      <text:p text:style-name="Normal"><text:span text:style-name="T200">Ecrire un algo qui lit un entier X et un tableau A du type int au clavier et élimine toutes les occurrences de X dans A en tassant les éléments restants. L’algorithme utilisera les pointeurs P1 et P2 pour parcourir le<text:s/></text:span><text:span text:style-name="T201">tableau.<text:s/></text:span></text:p>
      <text:p text:style-name="P202"/>
      <text:p text:style-name="P203"/>
      <table:table table:style-name="Table204">
        <table:table-columns>
          <table:table-column table:style-name="TableColumn205"/>
        </table:table-columns>
        <table:table-row table:style-name="TableRow206">
          <table:table-cell table:style-name="TableCell207">
            <text:p text:style-name="Normal"><text:span text:style-name="T208">Algorithme tassement de tableau :</text:span></text:p>
            <text:p text:style-name="P209"/>
            <text:p text:style-name="Normal"><text:span text:style-name="T210">Entier : A[50], L, x, *p1, *p2 ;</text:span></text:p>
            <text:p text:style-name="P211"/>
            <text:p text:style-name="Normal"><text:span text:style-name="T212">Début </text:span><text:span text:style-name="T213">:</text:span></text:p>
            <text:p text:style-name="Normal"><text:span text:style-name="T214"><text:tab/>afficher(" Dimension &lt;50 ") ;</text:span></text:p>
            <text:p text:style-name="Normal"><text:span text:style-name="T215"><text:tab/>Lire(N) ;</text:span></text:p>
            <text:p text:style-name="P216"/>
            <text:p text:style-name="Normal"><text:span text:style-name="T217"><text:tab/></text:span><text:span text:style-name="T218">Pour</text:span><text:span text:style-name="T219"><text:s/>(p1=A ; p1&lt;A+N ; p1++)<text:s/></text:span><text:span text:style-name="T220">Faire</text:span><text:span text:style-name="T221"> :</text:span></text:p>
            <text:p text:style-name="Normal"><text:span text:style-name="T222"><text:tab/></text:span><text:span text:style-name="T223"><text:tab/>afficher("Elément %d", p1-A) ;</text:span></text:p>
            <text:p text:style-name="Normal"><text:span text:style-name="T224"><text:tab/></text:span><text:span text:style-name="T225"><text:tab/>lire("%d", p1) ;</text:span></text:p>
            <text:p text:style-name="Normal"><text:span text:style-name="T226"><text:tab/></text:span><text:span text:style-name="T227">Fin Pour</text:span></text:p>
            <text:p text:style-name="P228"/>
            <text:p text:style-name="P229"/>
            <text:p text:style-name="P230"><text:span text:style-name="T231">Pour</text:span><text:span text:style-name="T232"><text:s/>(p1=A ; p1&lt;A+N ; p</text:span><text:span text:style-name="T233">1++)<text:s/></text:span><text:span text:style-name="T234">Faire</text:span><text:span text:style-name="T235"> :</text:span></text:p>
            <text:p text:style-name="Normal"><text:span text:style-name="T236"><text:tab/></text:span><text:span text:style-name="T237"><text:tab/>afficher("Elément %d", *p1) ;</text:span></text:p>
            <text:p text:style-name="Normal"><text:span text:style-name="T238"><text:tab/></text:span><text:span text:style-name="T239">Fin Pour</text:span></text:p>
            <text:p text:style-name="P240"/>
            <text:p text:style-name="Normal"><text:span text:style-name="T241"><text:tab/></text:span><text:span text:style-name="T242">afficher("Entrer X") ;</text:span></text:p>
            <text:p text:style-name="Normal"><text:span text:style-name="T243"><text:tab/>lire(X) ;</text:span></text:p>
            <text:p text:style-name="P244"/>
            <text:p text:style-name="Normal"><text:span text:style-name="T245"><text:tab/></text:span><text:span text:style-name="T246">Pour</text:span><text:span text:style-name="T247"><text:s/>(p1=p2=A ; p1&lt;A+N ; p1++)<text:s/></text:span><text:span text:style-name="T248">Faire</text:span><text:span text:style-name="T249"> :</text:span></text:p>
            <text:p text:style-name="Normal"><text:span text:style-name="T250"><text:tab/></text:span><text:span text:style-name="T251"><text:tab/>*p2 = *p1 ;</text:span></text:p>
            <text:p text:style-name="Normal"><text:span text:style-name="T252"><text:tab/></text:span><text:span text:style-name="T253"><text:tab/></text:span><text:span text:style-name="T254">Si</text:span><text:span text:style-name="T255"><text:s/>(*p2 != X)<text:s/></text:span><text:span text:style-name="T256">Alors</text:span><text:span text:style-name="T257"> :</text:span></text:p>
            <text:p text:style-name="Normal"><text:span text:style-name="T258"><text:tab/></text:span><text:span text:style-name="T259"><text:tab/></text:span><text:span text:style-name="T260"><text:tab/>P2++ ;</text:span></text:p>
            <text:p text:style-name="Normal"><text:span text:style-name="T261"><text:tab/></text:span><text:span text:style-name="T262"><text:tab/></text:span><text:span text:style-name="T263">Fin Si</text:span></text:p>
            <text:p text:style-name="Normal"><text:span text:style-name="T264"><text:tab/></text:span><text:span text:style-name="T265">Fin Pour</text:span></text:p>
            <text:p text:style-name="Normal"><text:span text:style-name="T266"><text:tab/></text:span></text:p>
            <text:p text:style-name="Normal"><text:span text:style-name="T267"><text:tab/></text:span><text:span text:style-name="T268">N = p2-A</text:span></text:p>
            <text:p text:style-name="P269"/>
            <text:p text:style-name="P270"><text:span text:style-name="T271">Pour</text:span><text:span text:style-name="T272"><text:s/>(p1=A ; p1&lt;A+N ; p1++)<text:s/></text:span><text:span text:style-name="T273">Faire</text:span><text:span text:style-name="T274"> :</text:span></text:p>
            <text:p text:style-name="Normal"><text:span text:style-name="T275"><text:tab/></text:span><text:span text:style-name="T276"><text:tab/></text:span><text:span text:style-name="T277">afficher("%d", *p1) ;</text:span></text:p>
            <text:p text:style-name="Normal"><text:span text:style-name="T278"><text:tab/></text:span><text:span text:style-name="T279">Fin Pour</text:span></text:p>
            <text:p text:style-name="P280"/>
            <text:p text:style-name="Normal"><text:span text:style-name="T281"><text:tab/></text:span></text:p>
            <text:p text:style-name="Normal"><text:span text:style-name="T282">Fin</text:span></text:p>
            <text:p text:style-name="P283"/>
          </table:table-cell>
        </table:table-row>
      </table:table>
      <text:p text:style-name="P284"/>
      <text:p text:style-name="P285"/>
      <text:p text:style-name="P286"/>
      <text:p text:style-name="P287"/>
      <text:p text:style-name="Normal"><text:span text:style-name="T288">Exercice 4</text:span><text:span text:style-name="T289"> :</text:span></text:p>
      <text:p text:style-name="Normal"><text:span text:style-name="T290">Ecrire un algorithme qui range les éléments d'un tableau A du type int dans l'ordre inverse. L’algorithme utilisera des pointeurs P1 et P2 et une variable numérique AIDE pour la<text:s/></text:span><text:span text:style-name="T291">permutation des éléments.</text:span></text:p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olicepardéfaut" style:display-name="Police par défaut" style:family="text"/>
    <style:style style:name="Titre" style:display-name="Titre" style:family="paragraph" style:parent-style-name="Normal" style:default-outline-level="1">
      <style:paragraph-properties fo:text-align="center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TitreCar" style:display-name="Titre Car" style:family="text" style:parent-style-name="Policepardéfau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style:language-asian="fr" style:country-asian="FR"/>
    </style:style>
    <style:style style:name="MachineàécrireHTML" style:display-name="Machine à écrire HTML" style:family="text">
      <style:text-properties style:font-name="Courier New" style:font-name-asian="Courier New" style:font-name-complex="Courier New" fo:font-weight="bold" style:font-weight-asian="bold" style:font-weight-complex="bold" fo:color="#0033AA" fo:font-size="11pt" style:font-size-asian="11pt" style:font-size-complex="11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" style:parent-style-name="En-tête" style:family="paragraph">
      <style:text-properties style:font-name="Century Gothic"/>
    </style:style>
    <style:style style:name="P7" style:parent-style-name="En-tête" style:family="paragraph">
      <style:text-properties style:font-name="Century Gothic"/>
    </style:style>
    <style:style style:name="P8" style:parent-style-name="Pieddepage" style:family="paragraph">
      <style:paragraph-properties fo:text-align="center"/>
      <style:text-properties style:font-name="Century Gothic"/>
    </style:style>
    <style:style style:name="P9" style:parent-style-name="Pieddepage" style:family="paragraph">
      <style:paragraph-properties fo:text-align="center"/>
      <style:text-properties style:font-name="Century Gothic"/>
    </style:style>
  </office:automatic-styles>
  <office:master-styles>
    <style:master-page style:name="MP0" style:page-layout-name="PL0">
      <style:header>
        <text:p text:style-name="P6">Université de Reims</text:p>
        <text:p text:style-name="P7">2020-2021</text:p>
        <text:p text:style-name="En-tête"/>
      </style:header>
      <style:footer>
        <text:p text:style-name="P8">Info0401</text:p>
        <text:p text:style-name="P9">TD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1-01-05T21:58:00Z</meta:creation-date>
    <dc:date>2021-01-12T23:24:00Z</dc:date>
    <meta:template xlink:href="Normal" xlink:type="simple"/>
    <meta:editing-cycles>39</meta:editing-cycles>
    <meta:editing-duration>PT4200S</meta:editing-duration>
    <meta:document-statistic meta:page-count="4" meta:paragraph-count="5" meta:word-count="385" meta:character-count="2501" meta:row-count="17" meta:non-whitespace-character-count="2121"/>
  </office:meta>
</office:document-meta>
</file>